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8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2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.3803in" svg:height="5.8669in" svg:x="4.2768in" svg:y="4.4028in">
            <draw:object draw:notify-on-update-of-ranges="Sheet1.B1:Sheet1.J1 Sheet1.A19:Sheet1.A19 Sheet1.B21:Sheet1.J21 Sheet1.A20:Sheet1.A20 Sheet1.B22:Sheet1.J22 Sheet1.A3:Sheet1.A3 Sheet1.B5:Sheet1.J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2.3882in" svg:height="6.2531in" svg:x="1.7768in" svg:y="4.0681in">
            <draw:object draw:notify-on-update-of-ranges="Sheet1.B1:Sheet1.H1 Sheet1.A8:Sheet1.A8 Sheet1.B12:Sheet1.H12 Sheet1.A9:Sheet1.A9 Sheet1.B13:Sheet1.H13 Sheet1.A10:Sheet1.A10 Sheet1.B14:Sheet1.H14 Sheet1.A11:Sheet1.A11 Sheet1.B15:Sheet1.H15 Sheet1.A3:Sheet1.A3 Sheet1.B4:Sheet1.H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heoretical Limit</text:p>
          </table:table-cell>
          <table:table-cell table:formula="of:=100*1/FACT([.B1])" office:value-type="float" office:value="100" calcext:value-type="float">
            <text:p>100</text:p>
          </table:table-cell>
          <table:table-cell/>
          <table:table-cell table:formula="of:=100*1/FACT([.D1])" office:value-type="float" office:value="50" calcext:value-type="float">
            <text:p>50</text:p>
          </table:table-cell>
          <table:table-cell table:formula="of:=100*1/FACT([.E1])" office:value-type="float" office:value="16.6666666666667" calcext:value-type="float">
            <text:p>16.6666666666667</text:p>
          </table:table-cell>
          <table:table-cell table:formula="of:=100*1/FACT([.F1])" office:value-type="float" office:value="4.16666666666667" calcext:value-type="float">
            <text:p>4.16666666666667</text:p>
          </table:table-cell>
          <table:table-cell table:formula="of:=100*1/FACT([.G1])" office:value-type="float" office:value="0.833333333333333" calcext:value-type="float">
            <text:p>0.833333333333333</text:p>
          </table:table-cell>
          <table:table-cell table:formula="of:=100*1/FACT([.H1])" office:value-type="float" office:value="0.138888888888889" calcext:value-type="float">
            <text:p>0.138888888888889</text:p>
          </table:table-cell>
          <table:table-cell table:formula="of:=100*1/FACT([.I1])" office:value-type="float" office:value="0.0198412698412698" calcext:value-type="float">
            <text:p>0.01984126984127</text:p>
          </table:table-cell>
          <table:table-cell table:formula="of:=100*1/FACT([.J1])" office:value-type="float" office:value="0.00248015873015873" calcext:value-type="float">
            <text:p>0.002480158730159</text:p>
          </table:table-cell>
        </table:table-row>
        <table:table-row table:style-name="ro1">
          <table:table-cell office:value-type="string" calcext:value-type="string">
            <text:p>Empirical Limit</text:p>
          </table:table-cell>
          <table:table-cell table:number-columns-repeated="8"/>
          <table:table-cell table:style-name="ce3"/>
        </table:table-row>
        <table:table-row table:style-name="ro1">
          <table:table-cell office:value-type="string" calcext:value-type="string">
            <text:p>Symmetry Test (LENGTH=10)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7.15" calcext:value-type="float">
            <text:p>7.15</text:p>
          </table:table-cell>
          <table:table-cell office:value-type="float" office:value="2.002" calcext:value-type="float">
            <text:p>2.002</text:p>
          </table:table-cell>
          <table:table-cell office:value-type="float" office:value="0.5005" calcext:value-type="float">
            <text:p>0.5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utativity Test (LENGTH=16)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3.125" calcext:value-type="float">
            <text:p>53.125</text:p>
          </table:table-cell>
          <table:table-cell office:value-type="float" office:value="19.9219" calcext:value-type="float">
            <text:p>19.9219</text:p>
          </table:table-cell>
          <table:table-cell office:value-type="float" office:value="5.91431" calcext:value-type="float">
            <text:p>5.91431</text:p>
          </table:table-cell>
          <table:table-cell office:value-type="float" office:value="1.47858" calcext:value-type="float">
            <text:p>1.47858</text:p>
          </table:table-cell>
          <table:table-cell office:value-type="float" office:value="0.323439" calcext:value-type="float">
            <text:p>0.323439</text:p>
          </table:table-cell>
          <table:table-cell office:value-type="float" office:value="0.0635326" calcext:value-type="float">
            <text:p>0.0635326</text:p>
          </table:table-cell>
          <table:table-cell office:value-type="float" office:value="0.011416" calcext:value-type="float">
            <text:p>0.01141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ymmetry Test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Input Allocation</text:p>
          </table:table-cell>
          <table:table-cell office:value-type="float" office:value="0.965019" calcext:value-type="float">
            <text:p>0.965019</text:p>
          </table:table-cell>
          <table:table-cell/>
          <table:table-cell office:value-type="float" office:value="0.536879" calcext:value-type="float">
            <text:p>0.536879</text:p>
          </table:table-cell>
          <table:table-cell office:value-type="float" office:value="0.212633" calcext:value-type="float">
            <text:p>0.212633</text:p>
          </table:table-cell>
          <table:table-cell office:value-type="float" office:value="0.0749123" calcext:value-type="float">
            <text:p>0.0749123</text:p>
          </table:table-cell>
          <table:table-cell office:value-type="float" office:value="0.0244667" calcext:value-type="float">
            <text:p>0.0244667</text:p>
          </table:table-cell>
          <table:table-cell office:value-type="float" office:value="0.00899559" calcext:value-type="float">
            <text:p>0.0089955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andom Fill</text:p>
          </table:table-cell>
          <table:table-cell office:value-type="float" office:value="33.77" calcext:value-type="float">
            <text:p>33.77</text:p>
          </table:table-cell>
          <table:table-cell/>
          <table:table-cell office:value-type="float" office:value="18.9145" calcext:value-type="float">
            <text:p>18.9145</text:p>
          </table:table-cell>
          <table:table-cell office:value-type="float" office:value="6.91021" calcext:value-type="float">
            <text:p>6.91021</text:p>
          </table:table-cell>
          <table:table-cell office:value-type="float" office:value="2.29946" calcext:value-type="float">
            <text:p>2.29946</text:p>
          </table:table-cell>
          <table:table-cell office:value-type="float" office:value="0.633922" calcext:value-type="float">
            <text:p>0.633922</text:p>
          </table:table-cell>
          <table:table-cell office:value-type="float" office:value="0.165134" calcext:value-type="float">
            <text:p>0.1651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utput Allocation</text:p>
          </table:table-cell>
          <table:table-cell office:value-type="float" office:value="0.921573" calcext:value-type="float">
            <text:p>0.921573</text:p>
          </table:table-cell>
          <table:table-cell/>
          <table:table-cell office:value-type="float" office:value="0.515191" calcext:value-type="float">
            <text:p>0.515191</text:p>
          </table:table-cell>
          <table:table-cell office:value-type="float" office:value="0.205388" calcext:value-type="float">
            <text:p>0.205388</text:p>
          </table:table-cell>
          <table:table-cell office:value-type="float" office:value="0.0706545" calcext:value-type="float">
            <text:p>0.0706545</text:p>
          </table:table-cell>
          <table:table-cell office:value-type="float" office:value="0.0191919" calcext:value-type="float">
            <text:p>0.0191919</text:p>
          </table:table-cell>
          <table:table-cell office:value-type="float" office:value="0.00503331" calcext:value-type="float">
            <text:p>0.005033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rallel Calculation</text:p>
          </table:table-cell>
          <table:table-cell office:value-type="float" office:value="1.16211" calcext:value-type="float">
            <text:p>1.16211</text:p>
          </table:table-cell>
          <table:table-cell/>
          <table:table-cell office:value-type="float" office:value="0.818784" calcext:value-type="float">
            <text:p>0.818784</text:p>
          </table:table-cell>
          <table:table-cell office:value-type="float" office:value="0.399065" calcext:value-type="float">
            <text:p>0.399065</text:p>
          </table:table-cell>
          <table:table-cell office:value-type="float" office:value="0.137745" calcext:value-type="float">
            <text:p>0.137745</text:p>
          </table:table-cell>
          <table:table-cell office:value-type="float" office:value="0.0459813" calcext:value-type="float">
            <text:p>0.0459813</text:p>
          </table:table-cell>
          <table:table-cell office:value-type="float" office:value="0.0141517" calcext:value-type="float">
            <text:p>0.0141517</text:p>
          </table:table-cell>
          <table:table-cell table:number-columns-repeated="2"/>
        </table:table-row>
        <table:table-row table:style-name="ro1">
          <table:table-cell/>
          <table:table-cell table:formula="of:=100*[.B8]/[.$B8]" office:value-type="float" office:value="100" calcext:value-type="float">
            <text:p>100</text:p>
          </table:table-cell>
          <table:table-cell/>
          <table:table-cell table:formula="of:=100*[.D8]/[.$B8]" office:value-type="float" office:value="55.6340341485504" calcext:value-type="float">
            <text:p>55.6340341485504</text:p>
          </table:table-cell>
          <table:table-cell table:formula="of:=100*[.E8]/[.$B8]" office:value-type="float" office:value="22.0340739405131" calcext:value-type="float">
            <text:p>22.0340739405131</text:p>
          </table:table-cell>
          <table:table-cell table:formula="of:=100*[.F8]/[.$B8]" office:value-type="float" office:value="7.76277980019046" calcext:value-type="float">
            <text:p>7.76277980019046</text:p>
          </table:table-cell>
          <table:table-cell table:formula="of:=100*[.G8]/[.$B8]" office:value-type="float" office:value="2.53535940743136" calcext:value-type="float">
            <text:p>2.53535940743136</text:p>
          </table:table-cell>
          <table:table-cell table:formula="of:=100*[.H8]/[.$B8]" office:value-type="float" office:value="0.932167138678099" calcext:value-type="float">
            <text:p>0.932167138678099</text:p>
          </table:table-cell>
          <table:table-cell table:number-columns-repeated="2"/>
        </table:table-row>
        <table:table-row table:style-name="ro1">
          <table:table-cell/>
          <table:table-cell table:formula="of:=100*[.B9]/[.$B9]" office:value-type="float" office:value="100" calcext:value-type="float">
            <text:p>100</text:p>
          </table:table-cell>
          <table:table-cell/>
          <table:table-cell table:formula="of:=100*[.D9]/[.$B9]" office:value-type="float" office:value="56.0097719869707" calcext:value-type="float">
            <text:p>56.0097719869707</text:p>
          </table:table-cell>
          <table:table-cell table:formula="of:=100*[.E9]/[.$B9]" office:value-type="float" office:value="20.4625703286941" calcext:value-type="float">
            <text:p>20.4625703286941</text:p>
          </table:table-cell>
          <table:table-cell table:formula="of:=100*[.F9]/[.$B9]" office:value-type="float" office:value="6.8091797453361" calcext:value-type="float">
            <text:p>6.8091797453361</text:p>
          </table:table-cell>
          <table:table-cell table:formula="of:=100*[.G9]/[.$B9]" office:value-type="float" office:value="1.87717500740302" calcext:value-type="float">
            <text:p>1.87717500740302</text:p>
          </table:table-cell>
          <table:table-cell table:formula="of:=100*[.H9]/[.$B9]" office:value-type="float" office:value="0.488996150429375" calcext:value-type="float">
            <text:p>0.488996150429375</text:p>
          </table:table-cell>
          <table:table-cell table:number-columns-repeated="2"/>
        </table:table-row>
        <table:table-row table:style-name="ro1">
          <table:table-cell/>
          <table:table-cell table:formula="of:=100*[.B10]/[.$B10]" office:value-type="float" office:value="100" calcext:value-type="float">
            <text:p>100</text:p>
          </table:table-cell>
          <table:table-cell/>
          <table:table-cell table:formula="of:=100*[.D10]/[.$B10]" office:value-type="float" office:value="55.9034390113426" calcext:value-type="float">
            <text:p>55.9034390113426</text:p>
          </table:table-cell>
          <table:table-cell table:formula="of:=100*[.E10]/[.$B10]" office:value-type="float" office:value="22.2866772355527" calcext:value-type="float">
            <text:p>22.2866772355527</text:p>
          </table:table-cell>
          <table:table-cell table:formula="of:=100*[.F10]/[.$B10]" office:value-type="float" office:value="7.66672851743703" calcext:value-type="float">
            <text:p>7.66672851743703</text:p>
          </table:table-cell>
          <table:table-cell table:formula="of:=100*[.G10]/[.$B10]" office:value-type="float" office:value="2.08251543827781" calcext:value-type="float">
            <text:p>2.08251543827781</text:p>
          </table:table-cell>
          <table:table-cell table:formula="of:=100*[.H10]/[.$B10]" office:value-type="float" office:value="0.546165089472022" calcext:value-type="float">
            <text:p>0.546165089472022</text:p>
          </table:table-cell>
          <table:table-cell table:number-columns-repeated="2"/>
        </table:table-row>
        <table:table-row table:style-name="ro1">
          <table:table-cell/>
          <table:table-cell table:formula="of:=100*[.B11]/[.$B11]" office:value-type="float" office:value="100" calcext:value-type="float">
            <text:p>100</text:p>
          </table:table-cell>
          <table:table-cell/>
          <table:table-cell table:formula="of:=100*[.D11]/[.$B11]" office:value-type="float" office:value="70.4566693342283" calcext:value-type="float">
            <text:p>70.4566693342283</text:p>
          </table:table-cell>
          <table:table-cell table:formula="of:=100*[.E11]/[.$B11]" office:value-type="float" office:value="34.3396924559637" calcext:value-type="float">
            <text:p>34.3396924559637</text:p>
          </table:table-cell>
          <table:table-cell table:formula="of:=100*[.F11]/[.$B11]" office:value-type="float" office:value="11.853008751323" calcext:value-type="float">
            <text:p>11.853008751323</text:p>
          </table:table-cell>
          <table:table-cell table:formula="of:=100*[.G11]/[.$B11]" office:value-type="float" office:value="3.95670805689651" calcext:value-type="float">
            <text:p>3.95670805689651</text:p>
          </table:table-cell>
          <table:table-cell table:formula="of:=100*[.H11]/[.$B11]" office:value-type="float" office:value="1.21775907616319" calcext:value-type="float">
            <text:p>1.21775907616319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Commutativity Test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utput Allocation</text:p>
          </table:table-cell>
          <table:table-cell office:value-type="float" office:value="9.74959" calcext:value-type="float">
            <text:p>9.74959</text:p>
          </table:table-cell>
          <table:table-cell/>
          <table:table-cell office:value-type="float" office:value="5.26529" calcext:value-type="float">
            <text:p>5.26529</text:p>
          </table:table-cell>
          <table:table-cell office:value-type="float" office:value="1.99236" calcext:value-type="float">
            <text:p>1.99236</text:p>
          </table:table-cell>
          <table:table-cell office:value-type="float" office:value="0.589898" calcext:value-type="float">
            <text:p>0.589898</text:p>
          </table:table-cell>
          <table:table-cell office:value-type="float" office:value="0.152374" calcext:value-type="float">
            <text:p>0.152374</text:p>
          </table:table-cell>
          <table:table-cell office:value-type="float" office:value="0.0386124" calcext:value-type="float">
            <text:p>0.0386124</text:p>
          </table:table-cell>
          <table:table-cell office:value-type="float" office:value="0.011389" calcext:value-type="float">
            <text:p>0.011389</text:p>
          </table:table-cell>
          <table:table-cell office:value-type="float" office:value="0.00967834" calcext:value-type="float">
            <text:p>0.00967834</text:p>
          </table:table-cell>
        </table:table-row>
        <table:table-row table:style-name="ro1">
          <table:table-cell table:style-name="ce1" office:value-type="string" calcext:value-type="string">
            <text:p>Parallel Calculation</text:p>
          </table:table-cell>
          <table:table-cell office:value-type="float" office:value="0.685905" calcext:value-type="float">
            <text:p>0.685905</text:p>
          </table:table-cell>
          <table:table-cell/>
          <table:table-cell office:value-type="float" office:value="0.37419" calcext:value-type="float">
            <text:p>0.37419</text:p>
          </table:table-cell>
          <table:table-cell office:value-type="float" office:value="0.145606" calcext:value-type="float">
            <text:p>0.145606</text:p>
          </table:table-cell>
          <table:table-cell office:value-type="float" office:value="0.0441161" calcext:value-type="float">
            <text:p>0.0441161</text:p>
          </table:table-cell>
          <table:table-cell office:value-type="float" office:value="0.0123165" calcext:value-type="float">
            <text:p>0.0123165</text:p>
          </table:table-cell>
          <table:table-cell office:value-type="float" office:value="0.00390806" calcext:value-type="float">
            <text:p>0.00390806</text:p>
          </table:table-cell>
          <table:table-cell office:value-type="float" office:value="0.00165606" calcext:value-type="float">
            <text:p>0.00165606</text:p>
          </table:table-cell>
          <table:table-cell office:value-type="float" office:value="0.00086083" calcext:value-type="float">
            <text:p>0.00086083</text:p>
          </table:table-cell>
        </table:table-row>
        <table:table-row table:style-name="ro1">
          <table:table-cell office:value-type="string" calcext:value-type="string">
            <text:p>pct output</text:p>
          </table:table-cell>
          <table:table-cell table:formula="of:=100*[.B19]/[.$B19]" office:value-type="float" office:value="100" calcext:value-type="float">
            <text:p>100</text:p>
          </table:table-cell>
          <table:table-cell/>
          <table:table-cell table:formula="of:=100*[.D19]/[.$B19]" office:value-type="float" office:value="54.0052453487788" calcext:value-type="float">
            <text:p>54.0052453487788</text:p>
          </table:table-cell>
          <table:table-cell table:formula="of:=100*[.E19]/[.$B19]" office:value-type="float" office:value="20.4353208699032" calcext:value-type="float">
            <text:p>20.4353208699032</text:p>
          </table:table-cell>
          <table:table-cell table:formula="of:=100*[.F19]/[.$B19]" office:value-type="float" office:value="6.05049032831124" calcext:value-type="float">
            <text:p>6.05049032831124</text:p>
          </table:table-cell>
          <table:table-cell table:formula="of:=100*[.G19]/[.$B19]" office:value-type="float" office:value="1.56287597734879" calcext:value-type="float">
            <text:p>1.56287597734879</text:p>
          </table:table-cell>
          <table:table-cell table:formula="of:=100*[.H19]/[.$B19]" office:value-type="float" office:value="0.39604126942774" calcext:value-type="float">
            <text:p>0.39604126942774</text:p>
          </table:table-cell>
          <table:table-cell table:formula="of:=100*[.I19]/[.$B19]" office:value-type="float" office:value="0.116815168637861" calcext:value-type="float">
            <text:p>0.116815168637861</text:p>
          </table:table-cell>
          <table:table-cell table:formula="of:=100*[.J19]/[.$B19]" office:value-type="float" office:value="0.0992692000381555" calcext:value-type="float">
            <text:p>0.099269200038156</text:p>
          </table:table-cell>
        </table:table-row>
        <table:table-row table:style-name="ro1">
          <table:table-cell office:value-type="string" calcext:value-type="string">
            <text:p>pct calc</text:p>
          </table:table-cell>
          <table:table-cell table:formula="of:=100*[.B20]/[.$B20]" office:value-type="float" office:value="100" calcext:value-type="float">
            <text:p>100</text:p>
          </table:table-cell>
          <table:table-cell/>
          <table:table-cell table:formula="of:=100*[.D20]/[.$B20]" office:value-type="float" office:value="54.5542021125375" calcext:value-type="float">
            <text:p>54.5542021125375</text:p>
          </table:table-cell>
          <table:table-cell table:formula="of:=100*[.E20]/[.$B20]" office:value-type="float" office:value="21.2283042112246" calcext:value-type="float">
            <text:p>21.2283042112246</text:p>
          </table:table-cell>
          <table:table-cell table:formula="of:=100*[.F20]/[.$B20]" office:value-type="float" office:value="6.43180906976914" calcext:value-type="float">
            <text:p>6.43180906976914</text:p>
          </table:table-cell>
          <table:table-cell table:formula="of:=100*[.G20]/[.$B20]" office:value-type="float" office:value="1.79565683294334" calcext:value-type="float">
            <text:p>1.79565683294334</text:p>
          </table:table-cell>
          <table:table-cell table:formula="of:=100*[.H20]/[.$B20]" office:value-type="float" office:value="0.569766950233633" calcext:value-type="float">
            <text:p>0.569766950233633</text:p>
          </table:table-cell>
          <table:table-cell table:formula="of:=100*[.I20]/[.$B20]" office:value-type="float" office:value="0.241441599055263" calcext:value-type="float">
            <text:p>0.241441599055263</text:p>
          </table:table-cell>
          <table:table-cell table:formula="of:=100*[.J20]/[.$B20]" office:value-type="float" office:value="0.125502802866286" calcext:value-type="float">
            <text:p>0.1255028028662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30">00/00/0000</text:date>, <text:time style:data-style-name="N2" text:time-value="09:42:08.7395247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3T22:20:00.898226601</meta:creation-date>
    <dc:date>2023-03-30T10:00:44.770694236</dc:date>
    <meta:editing-duration>PT7H32M42S</meta:editing-duration>
    <meta:editing-cycles>11</meta:editing-cycles>
    <meta:generator>LibreOffice/6.4.7.2$Linux_X86_64 LibreOffice_project/40$Build-2</meta:generator>
    <meta:document-statistic meta:table-count="1" meta:cell-count="12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10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d1d75" draw:fill-color="#8d1d75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999999" draw:fill-color="#999999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6.067cm" svg:height="15.884cm" xlink:href=".." xlink:type="simple" chart:class="chart:line" chart:style-name="ch1">
        <chart:title svg:x="0.635cm" svg:y="0.453cm" chart:style-name="ch2">
          <text:p>Symmetry Acceleration</text:p>
        </chart:title>
        <chart:legend chart:legend-position="top" svg:x="0.597cm" svg:y="1.417cm" style:legend-expansion="wide" chart:style-name="ch3"/>
        <chart:plot-area chart:style-name="ch4" table:cell-range-address="Sheet1.B1:Sheet1.H1 Sheet1.A8:Sheet1.A11 Sheet1.B12:Sheet1.H15 Sheet1.A3:Sheet1.A3 Sheet1.B4:Sheet1.H4" chart:data-source-has-labels="both" svg:x="1.132cm" svg:y="4.324cm" svg:width="4.814cm" svg:height="10.262cm">
          <chartooo:coordinate-region svg:x="1.859cm" svg:y="4.523cm" svg:width="3.913cm" svg:height="9.416cm"/>
          <chart:axis chart:dimension="x" chart:name="primary-x" chart:style-name="ch5" chartooo:axis-type="auto">
            <chartooo:date-scale/>
            <chart:title svg:x="1.034cm" svg:y="14.903cm" chart:style-name="ch6">
              <text:p>Number of Symmetric Dimensions</text:p>
            </chart:title>
            <chart:categories table:cell-range-address="Sheet1.B1:Sheet1.H1"/>
          </chart:axis>
          <chart:axis chart:dimension="y" chart:name="primary-y" chart:style-name="ch7">
            <chart:title svg:x="0.451cm" svg:y="10.994cm" chart:style-name="ch8">
              <text:p>Time (% of baseline)</text:p>
            </chart:title>
            <chart:grid chart:style-name="ch9" chart:class="major"/>
          </chart:axis>
          <chart:series chart:style-name="ch10" chart:values-cell-range-address="Sheet1.B12:Sheet1.H12" chart:label-cell-address="Sheet1.A8:Sheet1.A8" chart:class="chart:line">
            <chart:data-point chart:repeated="7"/>
          </chart:series>
          <chart:series chart:style-name="ch11" chart:values-cell-range-address="Sheet1.B13:Sheet1.H13" chart:label-cell-address="Sheet1.A9:Sheet1.A9" chart:class="chart:line">
            <chart:data-point chart:repeated="7"/>
          </chart:series>
          <chart:series chart:style-name="ch12" chart:values-cell-range-address="Sheet1.B14:Sheet1.H14" chart:label-cell-address="Sheet1.A10:Sheet1.A10" chart:class="chart:line">
            <chart:data-point chart:repeated="7"/>
          </chart:series>
          <chart:series chart:style-name="ch13" chart:values-cell-range-address="Sheet1.B15:Sheet1.H15" chart:label-cell-address="Sheet1.A11:Sheet1.A11" chart:class="chart:line">
            <chart:data-point chart:repeated="7"/>
          </chart:series>
          <chart:series chart:style-name="ch14" chart:values-cell-range-address="Sheet1.B4:Sheet1.H4" chart:label-cell-address="Sheet1.A3:Sheet1.A3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B1:Sheet1.H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Input Allocation</text:p>
                <draw:g>
                  <svg:desc>Sheet1.A8:Sheet1.A8</svg:desc>
                </draw:g>
              </table:table-cell>
              <table:table-cell office:value-type="float" office:value="100">
                <text:p>100</text:p>
                <draw:g>
                  <svg:desc>Sheet1.B12:Sheet1.H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55.6340341485504">
                <text:p>55.6340341485504</text:p>
              </table:table-cell>
              <table:table-cell office:value-type="float" office:value="22.0340739405131">
                <text:p>22.0340739405131</text:p>
              </table:table-cell>
              <table:table-cell office:value-type="float" office:value="7.76277980019046">
                <text:p>7.76277980019046</text:p>
              </table:table-cell>
              <table:table-cell office:value-type="float" office:value="2.53535940743136">
                <text:p>2.53535940743136</text:p>
              </table:table-cell>
              <table:table-cell office:value-type="float" office:value="0.932167138678099">
                <text:p>0.932167138678099</text:p>
              </table:table-cell>
            </table:table-row>
            <table:table-row>
              <table:table-cell office:value-type="string">
                <text:p>Random Fill</text:p>
                <draw:g>
                  <svg:desc>Sheet1.A9:Sheet1.A9</svg:desc>
                </draw:g>
              </table:table-cell>
              <table:table-cell office:value-type="float" office:value="100">
                <text:p>100</text:p>
                <draw:g>
                  <svg:desc>Sheet1.B13:Sheet1.H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56.0097719869707">
                <text:p>56.0097719869707</text:p>
              </table:table-cell>
              <table:table-cell office:value-type="float" office:value="20.4625703286941">
                <text:p>20.4625703286941</text:p>
              </table:table-cell>
              <table:table-cell office:value-type="float" office:value="6.8091797453361">
                <text:p>6.8091797453361</text:p>
              </table:table-cell>
              <table:table-cell office:value-type="float" office:value="1.87717500740302">
                <text:p>1.87717500740302</text:p>
              </table:table-cell>
              <table:table-cell office:value-type="float" office:value="0.488996150429375">
                <text:p>0.488996150429375</text:p>
              </table:table-cell>
            </table:table-row>
            <table:table-row>
              <table:table-cell office:value-type="string">
                <text:p>Output Allocation</text:p>
                <draw:g>
                  <svg:desc>Sheet1.A10:Sheet1.A10</svg:desc>
                </draw:g>
              </table:table-cell>
              <table:table-cell office:value-type="float" office:value="100">
                <text:p>100</text:p>
                <draw:g>
                  <svg:desc>Sheet1.B14:Sheet1.H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55.9034390113426">
                <text:p>55.9034390113426</text:p>
              </table:table-cell>
              <table:table-cell office:value-type="float" office:value="22.2866772355527">
                <text:p>22.2866772355527</text:p>
              </table:table-cell>
              <table:table-cell office:value-type="float" office:value="7.66672851743703">
                <text:p>7.66672851743703</text:p>
              </table:table-cell>
              <table:table-cell office:value-type="float" office:value="2.08251543827781">
                <text:p>2.08251543827781</text:p>
              </table:table-cell>
              <table:table-cell office:value-type="float" office:value="0.546165089472022">
                <text:p>0.546165089472022</text:p>
              </table:table-cell>
            </table:table-row>
            <table:table-row>
              <table:table-cell office:value-type="string">
                <text:p>Parallel Calculation</text:p>
                <draw:g>
                  <svg:desc>Sheet1.A11:Sheet1.A11</svg:desc>
                </draw:g>
              </table:table-cell>
              <table:table-cell office:value-type="float" office:value="100">
                <text:p>100</text:p>
                <draw:g>
                  <svg:desc>Sheet1.B15:Sheet1.H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70.4566693342283">
                <text:p>70.4566693342283</text:p>
              </table:table-cell>
              <table:table-cell office:value-type="float" office:value="34.3396924559637">
                <text:p>34.3396924559637</text:p>
              </table:table-cell>
              <table:table-cell office:value-type="float" office:value="11.853008751323">
                <text:p>11.853008751323</text:p>
              </table:table-cell>
              <table:table-cell office:value-type="float" office:value="3.95670805689651">
                <text:p>3.95670805689651</text:p>
              </table:table-cell>
              <table:table-cell office:value-type="float" office:value="1.21775907616319">
                <text:p>1.21775907616319</text:p>
              </table:table-cell>
            </table:table-row>
            <table:table-row>
              <table:table-cell office:value-type="string">
                <text:p>Empirical Limit</text:p>
                <draw:g>
                  <svg:desc>Sheet1.A3:Sheet1.A3</svg:desc>
                </draw:g>
              </table:table-cell>
              <table:table-cell office:value-type="float" office:value="100">
                <text:p>100</text:p>
                <draw:g>
                  <svg:desc>Sheet1.B4:Sheet1.H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22">
                <text:p>22</text:p>
              </table:table-cell>
              <table:table-cell office:value-type="float" office:value="7.15">
                <text:p>7.15</text:p>
              </table:table-cell>
              <table:table-cell office:value-type="float" office:value="2.002">
                <text:p>2.002</text:p>
              </table:table-cell>
              <table:table-cell office:value-type="float" office:value="0.5005">
                <text:p>0.50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10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999999" draw:fill-color="#999999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6.047cm" svg:height="14.903cm" xlink:href=".." xlink:type="simple" chart:class="chart:line" chart:style-name="ch1">
        <chart:title svg:x="0.201cm" svg:y="0.434cm" chart:style-name="ch2">
          <text:p>Commutativity Optimization</text:p>
        </chart:title>
        <chart:legend chart:legend-position="top" svg:x="0.587cm" svg:y="1.398cm" style:legend-expansion="wide" chart:style-name="ch3"/>
        <chart:plot-area chart:style-name="ch4" table:cell-range-address="Sheet1.B1:Sheet1.J1 Sheet1.A19:Sheet1.A20 Sheet1.B21:Sheet1.J22 Sheet1.A3:Sheet1.A3 Sheet1.B5:Sheet1.J5" chart:data-source-has-labels="both" svg:x="1.131cm" svg:y="3.29cm" svg:width="4.796cm" svg:height="10.334cm">
          <chartooo:coordinate-region svg:x="2.043cm" svg:y="3.489cm" svg:width="3.79cm" svg:height="9.488cm"/>
          <chart:axis chart:dimension="x" chart:name="primary-x" chart:style-name="ch5" chartooo:axis-type="auto">
            <chartooo:date-scale/>
            <chart:title svg:x="1.355cm" svg:y="13.922cm" chart:style-name="ch6">
              <text:p>Number of Commutative Args</text:p>
            </chart:title>
            <chart:categories table:cell-range-address="Sheet1.B1:Sheet1.J1"/>
          </chart:axis>
          <chart:axis chart:dimension="y" chart:name="primary-y" chart:style-name="ch7">
            <chart:title svg:x="0.451cm" svg:y="9.996cm" chart:style-name="ch8">
              <text:p>Time (% of baseline)</text:p>
            </chart:title>
            <chart:grid chart:style-name="ch9" chart:class="major"/>
          </chart:axis>
          <chart:series chart:style-name="ch10" chart:values-cell-range-address="Sheet1.B21:Sheet1.J21" chart:label-cell-address="Sheet1.A19:Sheet1.A19" chart:class="chart:line">
            <chart:data-point chart:repeated="9"/>
          </chart:series>
          <chart:series chart:style-name="ch11" chart:values-cell-range-address="Sheet1.B22:Sheet1.J22" chart:label-cell-address="Sheet1.A20:Sheet1.A20" chart:class="chart:line">
            <chart:data-point chart:repeated="9"/>
          </chart:series>
          <chart:series chart:style-name="ch12" chart:values-cell-range-address="Sheet1.B5:Sheet1.J5" chart:label-cell-address="Sheet1.A3:Sheet1.A3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B1:Sheet1.J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Output Allocation</text:p>
                <draw:g>
                  <svg:desc>Sheet1.A19:Sheet1.A19</svg:desc>
                </draw:g>
              </table:table-cell>
              <table:table-cell office:value-type="float" office:value="100">
                <text:p>100</text:p>
                <draw:g>
                  <svg:desc>Sheet1.B21:Sheet1.J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54.0052453487788">
                <text:p>54.0052453487788</text:p>
              </table:table-cell>
              <table:table-cell office:value-type="float" office:value="20.4353208699032">
                <text:p>20.4353208699032</text:p>
              </table:table-cell>
              <table:table-cell office:value-type="float" office:value="6.05049032831124">
                <text:p>6.05049032831124</text:p>
              </table:table-cell>
              <table:table-cell office:value-type="float" office:value="1.56287597734879">
                <text:p>1.56287597734879</text:p>
              </table:table-cell>
              <table:table-cell office:value-type="float" office:value="0.39604126942774">
                <text:p>0.39604126942774</text:p>
              </table:table-cell>
              <table:table-cell office:value-type="float" office:value="0.116815168637861">
                <text:p>0.116815168637861</text:p>
              </table:table-cell>
              <table:table-cell office:value-type="float" office:value="0.0992692000381555">
                <text:p>0.0992692000381555</text:p>
              </table:table-cell>
            </table:table-row>
            <table:table-row>
              <table:table-cell office:value-type="string">
                <text:p>Parallel Calculation</text:p>
                <draw:g>
                  <svg:desc>Sheet1.A20:Sheet1.A20</svg:desc>
                </draw:g>
              </table:table-cell>
              <table:table-cell office:value-type="float" office:value="100">
                <text:p>100</text:p>
                <draw:g>
                  <svg:desc>Sheet1.B22:Sheet1.J2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54.5542021125375">
                <text:p>54.5542021125375</text:p>
              </table:table-cell>
              <table:table-cell office:value-type="float" office:value="21.2283042112246">
                <text:p>21.2283042112246</text:p>
              </table:table-cell>
              <table:table-cell office:value-type="float" office:value="6.43180906976914">
                <text:p>6.43180906976914</text:p>
              </table:table-cell>
              <table:table-cell office:value-type="float" office:value="1.79565683294334">
                <text:p>1.79565683294334</text:p>
              </table:table-cell>
              <table:table-cell office:value-type="float" office:value="0.569766950233633">
                <text:p>0.569766950233633</text:p>
              </table:table-cell>
              <table:table-cell office:value-type="float" office:value="0.241441599055263">
                <text:p>0.241441599055263</text:p>
              </table:table-cell>
              <table:table-cell office:value-type="float" office:value="0.125502802866286">
                <text:p>0.125502802866286</text:p>
              </table:table-cell>
            </table:table-row>
            <table:table-row>
              <table:table-cell office:value-type="string">
                <text:p>Empirical Limit</text:p>
                <draw:g>
                  <svg:desc>Sheet1.A3:Sheet1.A3</svg:desc>
                </draw:g>
              </table:table-cell>
              <table:table-cell office:value-type="float" office:value="100">
                <text:p>100</text:p>
                <draw:g>
                  <svg:desc>Sheet1.B5:Sheet1.J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53.125">
                <text:p>53.125</text:p>
              </table:table-cell>
              <table:table-cell office:value-type="float" office:value="19.9219">
                <text:p>19.9219</text:p>
              </table:table-cell>
              <table:table-cell office:value-type="float" office:value="5.91431">
                <text:p>5.91431</text:p>
              </table:table-cell>
              <table:table-cell office:value-type="float" office:value="1.47858">
                <text:p>1.47858</text:p>
              </table:table-cell>
              <table:table-cell office:value-type="float" office:value="0.323439">
                <text:p>0.323439</text:p>
              </table:table-cell>
              <table:table-cell office:value-type="float" office:value="0.0635326">
                <text:p>0.0635326</text:p>
              </table:table-cell>
              <table:table-cell office:value-type="float" office:value="0.011416">
                <text:p>0.0114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